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Pictures/100000010000002300000063104EA520.png" manifest:media-type="image/png"/>
  <manifest:file-entry manifest:full-path="Object 4/Pictures/200000510000037A00000A1FA021C8D3.svm" manifest:media-type="image/x-svm"/>
  <manifest:file-entry manifest:full-path="Object 4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Pictures/100000010000002300000063104EA520.png" manifest:media-type="image/png"/>
  <manifest:file-entry manifest:full-path="Object 3/Pictures/200000510000037A00000A1FA021C8D3.svm" manifest:media-type="image/x-svm"/>
  <manifest:file-entry manifest:full-path="Object 3/" manifest:media-type="application/vnd.oasis.opendocument.chart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cfba2" officeooo:paragraph-rsid="000cfba2"/>
    </style:style>
    <style:style style:name="P2" style:family="paragraph" style:parent-style-name="Standard">
      <style:text-properties officeooo:rsid="000cfba2" officeooo:paragraph-rsid="000f1721"/>
    </style:style>
    <style:style style:name="P3" style:family="paragraph" style:parent-style-name="Standard">
      <style:text-properties fo:font-size="18pt" officeooo:rsid="000cfba2" officeooo:paragraph-rsid="000cfba2" style:font-size-asian="18pt" style:font-size-complex="18pt"/>
    </style:style>
    <style:style style:name="P4" style:family="paragraph" style:parent-style-name="Standard">
      <style:text-properties officeooo:rsid="000f1a95" officeooo:paragraph-rsid="000f1a95"/>
    </style:style>
    <style:style style:name="T1" style:family="text">
      <style:text-properties style:text-position="super 58%"/>
    </style:style>
    <style:style style:name="T2" style:family="text">
      <style:text-properties officeooo:rsid="000f1721"/>
    </style:style>
    <style:style style:name="T3" style:family="text">
      <style:text-properties officeooo:rsid="000f1a95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fr2" style:family="graphic" style:parent-style-name="OLE">
      <style:graphic-properties style:horizontal-pos="center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CSE 2431 - Homework 1</text:p>
      <text:p text:style-name="P1"/>
      <text:p text:style-name="P1"/>
      <text:p text:style-name="P1">1)</text:p>
      <text:p text:style-name="P1"><text:tab/>start num is 99</text:p>
      <text:p text:style-name="P1"><text:tab/>Parents’s num is 110</text:p>
      <text:p text:style-name="P1"><text:tab/>end num is 109</text:p>
      <text:p text:style-name="P1"/>
      <text:p text:style-name="P1">2)</text:p>
      <text:p text:style-name="P1"><text:tab/>Starvation can occur in MLFQ with the first 4 rules. The 5<text:span text:style-name="T1">th</text:span> rule solves starvation by resetting priority after a specified length of time.</text:p>
      <text:p text:style-name="P1"/>
      <text:p text:style-name="P1"/>
      <text:p text:style-name="P1"><text:tab/></text:p>
      <text:p text:style-name="P2"><draw:frame draw:style-name="fr2" draw:name="Object1" text:anchor-type="char" svg:width="6.2984in" svg:height="1.7665in" draw:z-index="0"><draw:object xlink:href="./Object 1" xlink:type="simple" xlink:show="embed" xlink:actuate="onLoad"/><draw:image xlink:href="./ObjectReplacements/Object 1" xlink:type="simple" xlink:show="embed" xlink:actuate="onLoad"/></draw:frame><text:tab/></text:p>
      <text:p text:style-name="P2"><text:tab/><text:span text:style-name="T2">Completion </text:span><text:span text:style-name="T3">T</text:span><text:span text:style-name="T2">ime: 220 seconds</text:span></text:p>
      <text:p text:style-name="P2"><text:tab/><text:span text:style-name="T2">Average Turnaround: </text:span><text:span text:style-name="T3">111 seconds</text:span></text:p>
      <text:p text:style-name="P2"/>
      <text:p text:style-name="P1"/>
      <text:p text:style-name="P1"><text:tab/><text:line-break/><text:tab/><text:tab/><draw:frame draw:style-name="fr1" draw:name="Object3" text:anchor-type="char" svg:x="0.3134in" svg:y="0.0429in" svg:width="6.2984in" svg:height="1.7665in" draw:z-index="1"><draw:object xlink:href="./Object 3" xlink:type="simple" xlink:show="embed" xlink:actuate="onLoad"/><draw:image xlink:href="./ObjectReplacements/Object 3" xlink:type="simple" xlink:show="embed" xlink:actuate="onLoad"/><svg:desc>chart</svg:desc></draw:frame><text:line-break/><text:tab/><text:span text:style-name="T3">Completion Time: 220 seconds</text:span></text:p>
      <text:p text:style-name="P1"><text:tab/><text:span text:style-name="T3">Average Turnaround: 119 seconds</text:span></text:p>
      <text:p text:style-name="P1"><text:soft-page-break/><text:tab/><draw:frame draw:style-name="fr1" draw:name="Object4" text:anchor-type="char" svg:x="0.3134in" svg:y="0.1516in" svg:width="6.2984in" svg:height="1.7665in" draw:z-index="2"><draw:object xlink:href="./Object 4" xlink:type="simple" xlink:show="embed" xlink:actuate="onLoad"/><draw:image xlink:href="./ObjectReplacements/Object 4" xlink:type="simple" xlink:show="embed" xlink:actuate="onLoad"/><svg:desc>chart</svg:desc></draw:frame></text:p>
      <text:p text:style-name="P1"/>
      <text:p text:style-name="P1"><text:tab/><text:span text:style-name="T3">Completion Time: 220 seconds</text:span></text:p>
      <text:p text:style-name="P1"><text:tab/><text:span text:style-name="T3">Average Turnaround: 80 seconds</text:span></text:p>
      <text:p text:style-name="P1"/>
      <text:p text:style-name="P1"/>
      <text:p text:style-name="P4">3)</text:p>
      <text:p text:style-name="P4"><text:tab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8T11:11:24.332654441</meta:creation-date>
    <dc:date>2025-01-28T11:58:04.462509984</dc:date>
    <meta:editing-duration>PT9M43S</meta:editing-duration>
    <meta:editing-cycles>1</meta:editing-cycles>
    <meta:document-statistic meta:table-count="0" meta:image-count="0" meta:object-count="3" meta:page-count="2" meta:paragraph-count="18" meta:word-count="68" meta:character-count="410" meta:non-whitespace-character-count="337"/>
    <meta:generator>LibreOffice/24.2.7.2$Linux_X86_64 LibreOffice_project/420$Build-2</meta:generator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8cm" svg:height="4.487cm" xlink:href="." xlink:type="simple" chart:class="chart:bar" chart:style-name="ch1">
        <chart:legend chart:legend-position="end" svg:x="14.899cm" svg:y="0.948cm" style:legend-expansion="high" chart:style-name="ch2"/>
        <chart:plot-area chart:style-name="ch3" chart:data-source-has-labels="both" svg:x="0.319cm" svg:y="0.089cm" svg:width="14.261cm" svg:height="4.309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:coordinate-region svg:x="1.395cm" svg:y="0.089cm" svg:width="13.127cm" svg:height="3.662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categories table:cell-range-address="local-table.$A$2:.$A$2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7"/>
          <chart:series chart:style-name="ch8" chart:values-cell-range-address="local-table.$B$2:.$B$2" chart:label-cell-address="local-table.$B$1" chart:class="chart:bar">
            <chart:data-point/>
          </chart:series>
          <chart:series chart:style-name="ch9" chart:values-cell-range-address="local-table.$C$2:.$C$2" chart:label-cell-address="local-table.$C$1" chart:class="chart:bar">
            <chart:data-point/>
          </chart:series>
          <chart:series chart:style-name="ch10" chart:values-cell-range-address="local-table.$D$2:.$D$2" chart:label-cell-address="local-table.$D$1" chart:class="chart:bar">
            <chart:data-point/>
          </chart:series>
          <chart:series chart:style-name="ch11" chart:values-cell-range-address="local-table.$E$2:.$E$2" chart:label-cell-address="local-table.$E$1" chart:class="chart:bar">
            <chart:data-point/>
          </chart:series>
          <chart:series chart:style-name="ch12" chart:values-cell-range-address="local-table.$F$2:.$F$2" chart:label-cell-address="local-table.$F$1" chart:class="chart:bar">
            <chart:data-point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J1</text:p>
              </table:table-cell>
              <table:table-cell office:value-type="string">
                <text:p>J2</text:p>
              </table:table-cell>
              <table:table-cell office:value-type="string">
                <text:p>J3</text:p>
              </table:table-cell>
              <table:table-cell office:value-type="string">
                <text:p>J4</text:p>
              </table:table-cell>
              <table:table-cell office:value-type="string">
                <text:p>J5</text:p>
              </table:table-cell>
            </table:table-row>
          </table:table-header-rows>
          <table:table-rows>
            <table:table-row>
              <table:table-cell office:value-type="string">
                <text:p>FIFO</text:p>
              </table:table-cell>
              <table:table-cell office:value-type="float" office:value="85">
                <text:p>85</text:p>
              </table:table-cell>
              <table:table-cell office:value-type="float" office:value="30">
                <text:p>30</text:p>
              </table:table-cell>
              <table:table-cell office:value-type="float" office:value="35">
                <text:p>35</text:p>
              </table:table-cell>
              <table:table-cell office:value-type="float" office:value="20">
                <text:p>20</text:p>
              </table:table-cell>
              <table:table-cell office:value-type="float" office:value="50">
                <text:p>5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three-dimensional="true" chart:stacked="true" chart:vertical="true" chart:include-hidden-cells="false" chart:treat-empty-cells="leave-gap" chart:right-angled-axes="true"/>
    </style:style>
    <style:style style:name="ch3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1" style:family="paragraph">
      <loext:graphic-properties draw:fill="none"/>
      <style:paragraph-properties fo:text-align="center"/>
    </style:style>
  </office:automatic-styles>
  <office:body>
    <office:chart>
      <chart:chart svg:width="15.998cm" svg:height="4.487cm" xlink:href="." xlink:type="simple" chart:class="chart:bar" chart:style-name="ch1">
        <chart:plot-area chart:style-name="ch2" chart:data-source-has-labels="both" svg:x="0.405cm" svg:y="0.093cm" svg:width="14.032cm" svg:height="4.297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:coordinate-region svg:x="1.132cm" svg:y="0.088cm" svg:width="13.305cm" svg:height="3.66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3" chartooo:axis-type="auto">
            <chartooo:date-scale/>
            <chart:categories table:cell-range-address="local-table.$A$2:.$A$2"/>
          </chart:axis>
          <chart:axis chart:dimension="y" chart:name="primary-y" chart:style-name="ch4">
            <chart:grid chart:style-name="ch5" chart:class="major"/>
          </chart:axis>
          <chart:axis chart:dimension="z" chart:name="primary-z" chart:style-name="ch6"/>
          <chart:series chart:style-name="ch7" chart:values-cell-range-address="local-table.$B$2:.$B$2" chart:label-cell-address="local-table.$B$1" chart:class="chart:bar">
            <chart:data-point/>
          </chart:series>
          <chart:series chart:style-name="ch8" chart:values-cell-range-address="local-table.$C$2:.$C$2" chart:label-cell-address="local-table.$C$1" chart:class="chart:bar">
            <chart:data-point/>
          </chart:series>
          <chart:series chart:style-name="ch9" chart:values-cell-range-address="local-table.$D$2:.$D$2" chart:label-cell-address="local-table.$D$1" chart:class="chart:bar">
            <chart:data-point/>
          </chart:series>
          <chart:series chart:style-name="ch7" chart:values-cell-range-address="local-table.$J$2:.$J$2" chart:label-cell-address="local-table.$J$1" chart:class="chart:bar">
            <chart:data-point/>
          </chart:series>
          <chart:series chart:style-name="ch8" chart:values-cell-range-address="local-table.$I$2:.$I$2" chart:label-cell-address="local-table.$I$1" chart:class="chart:bar">
            <chart:data-point/>
          </chart:series>
          <chart:series chart:style-name="ch9" chart:values-cell-range-address="local-table.$H$2:.$H$2" chart:label-cell-address="local-table.$H$1" chart:class="chart:bar">
            <chart:data-point/>
          </chart:series>
          <chart:series chart:style-name="ch10" chart:values-cell-range-address="local-table.$E$2:.$E$2" chart:label-cell-address="local-table.$E$1" chart:class="chart:bar">
            <chart:data-point/>
          </chart:series>
          <chart:series chart:style-name="ch11" chart:values-cell-range-address="local-table.$F$2:.$F$2" chart:label-cell-address="local-table.$F$1" chart:class="chart:bar">
            <chart:data-point/>
          </chart:series>
          <chart:series chart:style-name="ch7" chart:values-cell-range-address="local-table.$L$2:.$L$2" chart:label-cell-address="local-table.$L$1" chart:class="chart:bar">
            <chart:data-point/>
          </chart:series>
          <chart:series chart:style-name="ch8" chart:values-cell-range-address="local-table.$N$2:.$N$2" chart:label-cell-address="local-table.$N$1" chart:class="chart:bar">
            <chart:data-point/>
          </chart:series>
          <chart:series chart:style-name="ch9" chart:values-cell-range-address="local-table.$M$2:.$M$2" chart:label-cell-address="local-table.$M$1" chart:class="chart:bar">
            <chart:data-point/>
          </chart:series>
          <chart:series chart:style-name="ch10" chart:values-cell-range-address="local-table.$K$2:.$K$2" chart:label-cell-address="local-table.$K$1" chart:class="chart:bar">
            <chart:data-point/>
          </chart:series>
          <chart:series chart:style-name="ch11" chart:values-cell-range-address="local-table.$G$2:.$G$2" chart:label-cell-address="local-table.$G$1" chart:class="chart:bar">
            <chart:data-point/>
          </chart:series>
          <chart:series chart:style-name="ch7" chart:values-cell-range-address="local-table.$P$2:.$P$2" chart:label-cell-address="local-table.$P$1" chart:class="chart:bar">
            <chart:data-point/>
          </chart:series>
          <chart:series chart:style-name="ch9" chart:values-cell-range-address="local-table.$S$2:.$S$2" chart:label-cell-address="local-table.$S$1" chart:class="chart:bar">
            <chart:data-point/>
          </chart:series>
          <chart:series chart:style-name="ch11" chart:values-cell-range-address="local-table.$O$2:.$O$2" chart:label-cell-address="local-table.$O$1" chart:class="chart:bar">
            <chart:data-point/>
          </chart:series>
          <chart:series chart:style-name="ch7" chart:values-cell-range-address="local-table.$Q$2:.$Q$2" chart:label-cell-address="local-table.$Q$1" chart:class="chart:bar">
            <chart:data-point/>
          </chart:series>
          <chart:series chart:style-name="ch11" chart:values-cell-range-address="local-table.$T$2:.$T$2" chart:label-cell-address="local-table.$T$1" chart:class="chart:bar">
            <chart:data-point/>
          </chart:series>
          <chart:series chart:style-name="ch7" chart:values-cell-range-address="local-table.$U$2:.$U$2" chart:label-cell-address="local-table.$U$1" chart:class="chart:bar">
            <chart:data-point/>
          </chart:series>
          <chart:series chart:style-name="ch11" chart:values-cell-range-address="local-table.$R$2:.$R$2" chart:label-cell-address="local-table.$R$1" chart:class="chart:bar">
            <chart:data-point/>
          </chart:series>
          <chart:series chart:style-name="ch7" chart:values-cell-range-address="local-table.$V$2:.$V$2" chart:label-cell-address="local-table.$V$1" chart:class="chart:bar">
            <chart:data-point/>
          </chart:series>
          <chart:wall chart:style-name="ch12"/>
          <chart:floor chart:style-name="ch13"/>
        </chart:plot-area>
        <draw:frame draw:style-name="gr1" draw:text-style-name="P1" svg:width="1cm" svg:height="2.507cm" svg:x="14.818cm" svg:y="0.94cm">
          <draw:image xlink:href="Pictures/200000510000037A00000A1FA021C8D3.svm" xlink:type="simple" xlink:show="embed" xlink:actuate="onLoad" draw:mime-type="image/x-svm">
            <text:p/>
          </draw:image>
          <draw:image xlink:href="Pictures/100000010000002300000063104EA520.png" xlink:type="simple" xlink:show="embed" xlink:actuate="onLoad" draw:mime-type="image/png"/>
        </draw:frame>
        <table:table table:name="local-table">
          <table:table-header-columns>
            <table:table-column/>
          </table:table-header-columns>
          <table:table-columns>
            <table:table-column table:number-columns-repeated="2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J1</text:p>
              </table:table-cell>
              <table:table-cell office:value-type="string">
                <text:p>J2</text:p>
              </table:table-cell>
              <table:table-cell office:value-type="string">
                <text:p>J3</text:p>
              </table:table-cell>
              <table:table-cell office:value-type="string">
                <text:p>J4</text:p>
              </table:table-cell>
              <table:table-cell office:value-type="string">
                <text:p>J5</text:p>
              </table:table-cell>
              <table:table-cell office:value-type="string">
                <text:p>J5</text:p>
              </table:table-cell>
              <table:table-cell office:value-type="string">
                <text:p>J3</text:p>
              </table:table-cell>
              <table:table-cell office:value-type="string">
                <text:p>J2</text:p>
              </table:table-cell>
              <table:table-cell office:value-type="string">
                <text:p>J1</text:p>
              </table:table-cell>
              <table:table-cell office:value-type="string">
                <text:p>J4</text:p>
              </table:table-cell>
              <table:table-cell office:value-type="string">
                <text:p>J1</text:p>
              </table:table-cell>
              <table:table-cell office:value-type="string">
                <text:p>J3</text:p>
              </table:table-cell>
              <table:table-cell office:value-type="string">
                <text:p>J2</text:p>
              </table:table-cell>
              <table:table-cell office:value-type="string">
                <text:p>J5</text:p>
              </table:table-cell>
              <table:table-cell office:value-type="string">
                <text:p>J1</text:p>
              </table:table-cell>
              <table:table-cell office:value-type="string">
                <text:p>J1</text:p>
              </table:table-cell>
              <table:table-cell office:value-type="string">
                <text:p>J5</text:p>
              </table:table-cell>
              <table:table-cell office:value-type="string">
                <text:p>J3</text:p>
              </table:table-cell>
              <table:table-cell office:value-type="string">
                <text:p>J5</text:p>
              </table:table-cell>
              <table:table-cell office:value-type="string">
                <text:p>J1</text:p>
              </table:table-cell>
              <table:table-cell office:value-type="string">
                <text:p>J1</text:p>
              </table:table-cell>
            </table:table-row>
          </table:table-header-rows>
          <table:table-rows>
            <table:table-row>
              <table:table-cell office:value-type="string">
                <text:p>RR</text:p>
                <text:list>
                  <text:list-item>
                    <text:p>RR</text:p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25">
                <text:p>2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three-dimensional="true" chart:stacked="true" chart:vertical="true" chart:include-hidden-cells="false" chart:treat-empty-cells="leave-gap" chart:right-angled-axes="true"/>
    </style:style>
    <style:style style:name="ch3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1" style:family="paragraph">
      <loext:graphic-properties draw:fill="none"/>
      <style:paragraph-properties fo:text-align="center"/>
    </style:style>
  </office:automatic-styles>
  <office:body>
    <office:chart>
      <chart:chart svg:width="15.998cm" svg:height="4.487cm" xlink:href="." xlink:type="simple" chart:class="chart:bar" chart:style-name="ch1">
        <chart:plot-area chart:style-name="ch2" chart:data-source-has-labels="both" svg:x="0.108cm" svg:y="0.088cm" svg:width="14.465cm" svg:height="4.307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:coordinate-region svg:x="1.108cm" svg:y="0.088cm" svg:width="13.589cm" svg:height="3.66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3" chartooo:axis-type="auto">
            <chartooo:date-scale/>
            <chart:categories table:cell-range-address="local-table.$A$2:.$A$2"/>
          </chart:axis>
          <chart:axis chart:dimension="y" chart:name="primary-y" chart:style-name="ch4">
            <chart:grid chart:style-name="ch5" chart:class="major"/>
          </chart:axis>
          <chart:axis chart:dimension="z" chart:name="primary-z" chart:style-name="ch6"/>
          <chart:series chart:style-name="ch7" chart:values-cell-range-address="local-table.$B$2:.$B$2" chart:label-cell-address="local-table.$B$1" chart:class="chart:bar">
            <chart:data-point/>
          </chart:series>
          <chart:series chart:style-name="ch8" chart:values-cell-range-address="local-table.$C$2:.$C$2" chart:label-cell-address="local-table.$C$1" chart:class="chart:bar">
            <chart:data-point/>
          </chart:series>
          <chart:series chart:style-name="ch9" chart:values-cell-range-address="local-table.$D$2:.$D$2" chart:label-cell-address="local-table.$D$1" chart:class="chart:bar">
            <chart:data-point/>
          </chart:series>
          <chart:series chart:style-name="ch7" chart:values-cell-range-address="local-table.$G$2:.$G$2" chart:label-cell-address="local-table.$G$1" chart:class="chart:bar">
            <chart:data-point/>
          </chart:series>
          <chart:series chart:style-name="ch10" chart:values-cell-range-address="local-table.$E$2:.$E$2" chart:label-cell-address="local-table.$E$1" chart:class="chart:bar">
            <chart:data-point/>
          </chart:series>
          <chart:series chart:style-name="ch11" chart:values-cell-range-address="local-table.$F$2:.$F$2" chart:label-cell-address="local-table.$F$1" chart:class="chart:bar">
            <chart:data-point/>
          </chart:series>
          <chart:series chart:style-name="ch7" chart:values-cell-range-address="local-table.$H$2:.$H$2" chart:label-cell-address="local-table.$H$1" chart:class="chart:bar">
            <chart:data-point/>
          </chart:series>
          <chart:wall chart:style-name="ch12"/>
          <chart:floor chart:style-name="ch13"/>
        </chart:plot-area>
        <draw:frame draw:style-name="gr1" draw:text-style-name="P1" svg:width="1cm" svg:height="2.466cm" svg:x="14.697cm" svg:y="0.987cm">
          <draw:image xlink:href="Pictures/200000510000037A00000A1FA021C8D3.svm" xlink:type="simple" xlink:show="embed" xlink:actuate="onLoad" draw:mime-type="image/x-svm">
            <text:p/>
          </draw:image>
          <draw:image xlink:href="Pictures/100000010000002300000063104EA520.png" xlink:type="simple" xlink:show="embed" xlink:actuate="onLoad" draw:mime-type="image/png"/>
        </draw:frame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J1</text:p>
              </table:table-cell>
              <table:table-cell office:value-type="string">
                <text:p>J2</text:p>
              </table:table-cell>
              <table:table-cell office:value-type="string">
                <text:p>J3</text:p>
              </table:table-cell>
              <table:table-cell office:value-type="string">
                <text:p>J4</text:p>
              </table:table-cell>
              <table:table-cell office:value-type="string">
                <text:p>J5</text:p>
              </table:table-cell>
              <table:table-cell office:value-type="string">
                <text:p>J1</text:p>
              </table:table-cell>
              <table:table-cell office:value-type="string">
                <text:p>J1</text:p>
              </table:table-cell>
            </table:table-row>
          </table:table-header-rows>
          <table:table-rows>
            <table:table-row>
              <table:table-cell office:value-type="string">
                <text:p>STCF</text:p>
              </table:table-cell>
              <table:table-cell office:value-type="float" office:value="10">
                <text:p>10</text:p>
              </table:table-cell>
              <table:table-cell office:value-type="float" office:value="30">
                <text:p>30</text:p>
              </table:table-cell>
              <table:table-cell office:value-type="float" office:value="35">
                <text:p>35</text:p>
              </table:table-cell>
              <table:table-cell office:value-type="float" office:value="20">
                <text:p>20</text:p>
              </table:table-cell>
              <table:table-cell office:value-type="float" office:value="50">
                <text:p>50</text:p>
              </table:table-cell>
              <table:table-cell office:value-type="float" office:value="5">
                <text:p>5</text:p>
              </table:table-cell>
              <table:table-cell office:value-type="float" office:value="70">
                <text:p>7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